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46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Sabato Morais?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Lewis May, M. Ellinger, Mayer, S. Isaac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4 May 1876</text:p>
      <text:p text:style-name="P6">Month<text:tab/><text:tab/><text:tab/><text:tab/><text:tab/><text:tab/>May</text:p>
      <text:p text:style-name="P6">Year<text:tab/><text:tab/><text:tab/><text:tab/><text:tab/><text:tab/>1876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ennsylvania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lso available, along with a typewritten transcription, in AJA Microfilm, Reel #207</text:p>
      <text:p text:style-name="P6"/>
      <text:p text:style-name="P6">VII Transcription</text:p>
      <text:p text:style-name="P2">(Symbols: <text:s/>? = uncertain; [ ] = supplied information; / = end of line)</text:p>
      <text:p text:style-name="P2"/>
      <text:p text:style-name="P2">[Page 1]</text:p>
      <text:p text:style-name="P3">Messrs Lewis May, M Ellinger, &amp; Mayer S. Isaacs./</text:p>
      <text:p text:style-name="P4"><text:span text:style-name="T1">Philadelphia May 14</text:span><text:span text:style-name="T2">th</text:span><text:span text:style-name="T1"> 1876/</text:span></text:p>
      <text:p text:style-name="P2">Gentlemen/</text:p>
      <text:p text:style-name="P2"><text:tab/>The Hebrew Ministers in our city, to whom/ your communication was directed, met last evening/ at the rooms of Y M H W. <text:s/>Having appointed/ the Revd Dr Samuel Hirsch chairman, and S. Morais/ secretary, they proceeded to discuss the various questions/ you have asked. <text:s/>The following is substantially their/ reply./</text:p>
      <text:list xml:id="list32299973" text:style-name="L1">
        <text:list-item>
          <text:p text:style-name="P7">It is, by all means, advisable, instead of establishing/ a separate college in which secular as well as Hebrew learning/ [crossed-out: shall] would be imparted, that chairs for the teaching of sacred/ literature be founded in some well-known American university/</text:p>
        </text:list-item>
        <text:list-item>
          <text:p text:style-name="P7">The studies pursued ought to be: (a) Select [crossed-out: portions] passages of/ the Talmud with commentarie[sic] (b) The most difficult chapters/ [crossed-out: passages] of the poetical books of the Bible, elucidated by/ the researches of modern critics. © The chaldaic lan-/-guage, and, as far as attainable, that of the Arabic and/ kindred tongues. (d) Practical exercises in homelitics./</text:p>
        </text:list-item>
      </text:list>
      <text:p text:style-name="P2"/>
      <text:p text:style-name="P2">[Page 2]</text:p>
      <text:p text:style-name="P2">These studies should be divided into different courses,/ allowing those students who simply wish to qualify themselves/ for the position of Hebrew instructors to omit a portion thereof./</text:p>
      <text:list xml:id="list32301065" text:style-name="L2">
        <text:list-item>
          <text:p text:style-name="P8"><text:soft-page-break/><text:span text:style-name="T1">Before entering the University to pursue the studies afore-/mentioned, scholars should have learnt, (a) the historical/ books of Holy Writ, in the original, (b) the least difficult/ passages [crossed-out: out of] from the Prophets and Psalms (c) [crossed-out: the rules]/ [crossed-out: of] Hebrew Grammar (d) one treatise of the 1</text:span><text:span text:style-name="T2">st</text:span><text:span text:style-name="T1"> volume of/ Maimonides (Yad hacaza kah), attesting their ability to/ read understandingly without punctuations./</text:span></text:p>
        </text:list-item>
        <text:list-item>
          <text:p text:style-name="P8">[?] attending high-schools, and having received/ some knowledge of Hebrew in institutions attached to or/ disconnected from their respective congregations, shall/ attend in the afternoon or evening, such schools, in/ which the branches designated above are imparted./ <text:s/>To establish schools of that character, and carry them/ on successfully, committees in each city where con-/gregations contribute towards the furtherance of the/ present object, should be appointed to direct, su-/pervise, and secure a uniform plan./</text:p>
        </text:list-item>
        <text:list-item>
          <text:p text:style-name="P8">Competitive examinations are deemed an efficient/ mode of exacting emulation, and hence, progress in/</text:p>
        </text:list-item>
      </text:list>
      <text:p text:style-name="P2"/>
      <text:p text:style-name="P2">[Page 3]</text:p>
      <text:p text:style-name="P2">the study of the holy language/</text:p>
      <text:p text:style-name="P2">6. With the exception of the chairman (the Revd/ Dr S. Hirsch) the ministers present at the/ meeting, namely Drs Jastrow and Elllen[sic], &amp;/ Messrs Jacobs &amp; Morais, considered the question/ of establishing a college, or of chairs for the branches/ named in (1) totally premature, and consequently/ impracticable for the present time.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28T10:27:53</meta:creation-date>
    <dc:date>2012-02-06T12:17:54.76</dc:date>
    <dc:language>en-US</dc:language>
    <meta:editing-cycles>3</meta:editing-cycles>
    <meta:editing-duration>PT00H20M21S</meta:editing-duration>
    <meta:document-statistic meta:table-count="0" meta:image-count="0" meta:object-count="0" meta:page-count="3" meta:paragraph-count="76" meta:word-count="599" meta:character-count="4082"/>
    <dc:creator>Penn Libraries</dc:creator>
    <meta:user-defined meta:name="Info 1"/>
    <meta:user-defined meta:name="Info 2"/>
    <meta:user-defined meta:name="Info 3"/>
    <meta:user-defined meta:name="Info 4"/>
  </office:meta>
</office:document-meta>
</file>